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10" style:family="table-cell" style:parent-style-name="Default" style:data-style-name="N121">
      <style:table-cell-properties fo:background-color="#81d41a"/>
    </style:style>
    <style:style style:name="ce3" style:family="table-cell" style:parent-style-name="Default" style:data-style-name="N121"/>
    <style:style style:name="ce12" style:family="table-cell" style:parent-style-name="Default" style:data-style-name="N122">
      <style:table-cell-properties fo:background-color="#81d41a"/>
    </style:style>
    <style:style style:name="ce4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INSTRUCTION SET</text:p>
          </table:table-cell>
          <table:table-cell table:style-name="ce5" office:value-type="string" calcext:value-type="string">
            <text:p>INSTRUCTION</text:p>
          </table:table-cell>
          <table:table-cell table:style-name="ce5" office:value-type="string" calcext:value-type="string">
            <text:p>OPCODE</text:p>
          </table:table-cell>
          <table:table-cell table:style-name="ce5" office:value-type="string" calcext:value-type="string">
            <text:p>OPCODE NAME</text:p>
          </table:table-cell>
          <table:table-cell table:style-name="ce5" office:value-type="string" calcext:value-type="string">
            <text:p>FUNCT3</text:p>
          </table:table-cell>
          <table:table-cell table:style-name="ce5" office:value-type="string" calcext:value-type="string">
            <text:p>FUNCT7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R</text:p>
          </table:table-cell>
          <table:table-cell table:style-name="ce10" office:value-type="float" office:value="1100111" calcext:value-type="float">
            <text:p>1100111</text:p>
          </table:table-cell>
          <table:table-cell table:style-name="ce10" office:value-type="string" calcext:value-type="string">
            <text:p>JALR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U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UI</text:p>
          </table:table-cell>
          <table:table-cell table:style-name="ce10" office:value-type="float" office:value="110111" calcext:value-type="float">
            <text:p>0110111</text:p>
          </table:table-cell>
          <table:table-cell table:style-name="ce10" office:value-type="string" calcext:value-type="string">
            <text:p>LUI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UIPC</text:p>
          </table:table-cell>
          <table:table-cell table:style-name="ce10" office:value-type="float" office:value="10111" calcext:value-type="float">
            <text:p>0010111</text:p>
          </table:table-cell>
          <table:table-cell table:style-name="ce10" office:value-type="string" calcext:value-type="string">
            <text:p>AUIPC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</text:p>
          </table:table-cell>
          <table:table-cell table:style-name="ce10" office:value-type="float" office:value="1101111" calcext:value-type="float">
            <text:p>1101111</text:p>
          </table:table-cell>
          <table:table-cell table:style-name="ce10" office:value-type="string" calcext:value-type="string">
            <text:p>JAL 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20:17:11.954726824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8T13:04:05.642745298</dc:date>
    <meta:editing-cycles>39</meta:editing-cycles>
    <meta:editing-duration>P3DT23H25M27S</meta:editing-duration>
    <meta:document-statistic meta:table-count="1" meta:cell-count="352" meta:object-count="0"/>
  </office:meta>
</office:document-meta>
</file>